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93cm" fo:min-width="4.19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93cm" fo:min-width="3.05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93cm" fo:min-width="4.83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93cm" fo:min-width="5.72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93cm" fo:min-width="5.4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99cm" svg:height="1.143cm" svg:x="10.047cm" svg:y="5.27cm">
          <text:p text:style-name="P1">udfclient_deps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699cm" svg:height="1.143cm" svg:x="10.047cm" svg:y="7.937cm">
          <text:p text:style-name="P1">language_deps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396cm" svg:y1="6.413cm" svg:x2="12.396cm" svg:y2="7.937cm" draw:start-shape="id1" draw:start-glue-point="2" draw:end-shape="id2" svg:d="M12396 6413v1524" svg:viewBox="0 0 1 1525">
          <text:p/>
        </draw:connector>
        <draw:custom-shape draw:style-name="gr3" draw:text-style-name="P2" xml:id="id4" draw:id="id4" draw:layer="layout" svg:width="3.556cm" svg:height="1.143cm" svg:x="2.397cm" svg:y="5.27cm">
          <text:p text:style-name="P1">build_deps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556cm" svg:height="1.143cm" svg:x="10.647cm" svg:y="10.504cm">
          <text:p text:style-name="P1">build_run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3.556cm" svg:height="1.143cm" svg:x="15.349cm" svg:y="13.004cm">
          <text:p text:style-name="P1">release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5.334cm" svg:height="1.143cm" svg:x="22.035cm" svg:y="10.504cm">
          <text:p text:style-name="P1">flavor_base_deps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6.223cm" svg:height="1.143cm" svg:x="21.6cm" svg:y="13.004cm">
          <text:p text:style-name="P1">flavor_customiz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699cm" svg:height="1.143cm" svg:x="1.862cm" svg:y="7.937cm">
          <text:p text:style-name="P1">base_test_deps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5.969cm" svg:height="1.143cm" svg:x="1.227cm" svg:y="15.403cm">
          <text:p text:style-name="P1">base_test_build_run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5.969cm" svg:height="1.143cm" svg:x="21.727cm" svg:y="15.403cm">
          <text:p text:style-name="P1">flavor_test_build_ru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396cm" svg:y1="9.08cm" svg:x2="12.425cm" svg:y2="10.504cm" draw:start-shape="id2" draw:start-glue-point="2" draw:end-shape="id3" draw:end-glue-point="0" svg:d="M12396 9080l29 1424" svg:viewBox="0 0 30 1425">
          <text:p/>
        </draw:connector>
        <draw:connector draw:style-name="gr2" draw:text-style-name="P3" draw:layer="layout" draw:type="line" svg:x1="4.175cm" svg:y1="6.413cm" svg:x2="4.211cm" svg:y2="7.937cm" draw:start-shape="id4" draw:start-glue-point="2" draw:end-shape="id5" draw:end-glue-point="0" svg:d="M4175 6413l36 1524" svg:viewBox="0 0 37 1525">
          <text:p/>
        </draw:connector>
        <draw:connector draw:style-name="gr2" draw:text-style-name="P3" draw:layer="layout" draw:type="line" svg:x1="24.702cm" svg:y1="11.647cm" svg:x2="24.711cm" svg:y2="13.004cm" draw:start-shape="id6" draw:start-glue-point="2" draw:end-shape="id7" svg:d="M24702 11647l9 1357" svg:viewBox="0 0 10 1358">
          <text:p/>
        </draw:connector>
        <draw:connector draw:style-name="gr2" draw:text-style-name="P3" draw:layer="layout" draw:type="line" svg:x1="24.711cm" svg:y1="14.147cm" svg:x2="24.711cm" svg:y2="15.403cm" draw:start-shape="id7" draw:start-glue-point="2" draw:end-shape="id8" draw:end-glue-point="0" svg:d="M24711 14147v1256" svg:viewBox="0 0 1 1257">
          <text:p/>
        </draw:connector>
        <draw:connector draw:style-name="gr2" draw:text-style-name="P3" draw:layer="layout" draw:type="line" svg:x1="4.211cm" svg:y1="9.08cm" svg:x2="4.211cm" svg:y2="15.403cm" draw:start-shape="id5" draw:start-glue-point="2" draw:end-shape="id9" draw:end-glue-point="0" svg:d="M4211 9080v6323" svg:viewBox="0 0 1 6324">
          <text:p/>
        </draw:connector>
        <draw:connector draw:style-name="gr2" draw:text-style-name="P3" draw:layer="layout" draw:type="line" svg:x1="7.196cm" svg:y1="15.974cm" svg:x2="21.727cm" svg:y2="15.974cm" draw:start-shape="id9" draw:start-glue-point="1" draw:end-shape="id8" svg:d="M7196 15974h14531" svg:viewBox="0 0 14532 1">
          <text:p/>
        </draw:connector>
        <draw:custom-shape draw:style-name="gr1" draw:text-style-name="P2" xml:id="id10" draw:id="id10" draw:layer="layout" svg:width="4.699cm" svg:height="1.143cm" svg:x="10.039cm" svg:y="2.524cm">
          <text:p text:style-name="P1">base_imag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388cm" svg:y1="3.667cm" svg:x2="12.396cm" svg:y2="5.27cm" draw:start-shape="id10" draw:start-glue-point="2" draw:end-shape="id1" draw:end-glue-point="0" svg:d="M12388 3667l8 1603" svg:viewBox="0 0 9 1604">
          <text:p/>
        </draw:connector>
        <draw:connector draw:style-name="gr2" draw:text-style-name="P3" draw:layer="layout" svg:x1="10.039cm" svg:y1="3.095cm" svg:x2="4.175cm" svg:y2="5.27cm" draw:start-shape="id10" draw:start-glue-point="3" draw:end-shape="id4" draw:end-glue-point="0" svg:d="M10039 3095h-5864v2175" svg:viewBox="0 0 5865 2176">
          <text:p/>
        </draw:connector>
        <draw:connector draw:style-name="gr2" draw:text-style-name="P3" draw:layer="layout" svg:x1="14.746cm" svg:y1="5.841cm" svg:x2="24.702cm" svg:y2="10.504cm" draw:start-shape="id1" draw:start-glue-point="1" draw:end-shape="id6" draw:end-glue-point="0" svg:d="M14746 5841h9956v4663" svg:viewBox="0 0 9957 4664">
          <text:p/>
        </draw:connector>
        <draw:frame draw:style-name="gr7" draw:text-style-name="P4" draw:layer="layout" svg:width="2.373cm" svg:height="0.962cm" svg:x="17.054cm" svg:y="3.113cm">
          <draw:text-box>
            <text:p>FROM</text:p>
          </draw:text-box>
        </draw:frame>
        <draw:frame draw:style-name="gr7" draw:text-style-name="P4" draw:layer="layout" svg:width="2.373cm" svg:height="0.962cm" svg:x="12.452cm" svg:y="3.894cm">
          <draw:text-box>
            <text:p>FROM</text:p>
          </draw:text-box>
        </draw:frame>
        <draw:frame draw:style-name="gr7" draw:text-style-name="P4" draw:layer="layout" svg:width="2.373cm" svg:height="0.962cm" svg:x="1.775cm" svg:y="3.113cm">
          <draw:text-box>
            <text:p>FROM</text:p>
          </draw:text-box>
        </draw:frame>
        <draw:frame draw:style-name="gr7" draw:text-style-name="P4" draw:layer="layout" svg:width="2.373cm" svg:height="0.962cm" svg:x="1.875cm" svg:y="9.325cm">
          <draw:text-box>
            <text:p>FROM</text:p>
          </draw:text-box>
        </draw:frame>
        <draw:connector draw:style-name="gr2" draw:text-style-name="P3" draw:layer="layout" svg:x1="14.738cm" svg:y1="3.095cm" svg:x2="17.127cm" svg:y2="13.004cm" draw:start-shape="id10" draw:start-glue-point="1" draw:end-shape="id11" draw:end-glue-point="0" svg:d="M14738 3095h2389v9909" svg:viewBox="0 0 2390 9910">
          <text:p/>
        </draw:connector>
        <draw:frame draw:style-name="gr7" draw:text-style-name="P4" draw:layer="layout" svg:width="2.373cm" svg:height="0.962cm" svg:x="24.729cm" svg:y="5.826cm">
          <draw:text-box>
            <text:p>FROM</text:p>
          </draw:text-box>
        </draw:frame>
        <draw:frame draw:style-name="gr7" draw:text-style-name="P4" draw:layer="layout" svg:width="2.373cm" svg:height="0.962cm" svg:x="24.804cm" svg:y="11.782cm">
          <draw:text-box>
            <text:p>FROM</text:p>
          </draw:text-box>
        </draw:frame>
        <draw:frame draw:style-name="gr7" draw:text-style-name="P4" draw:layer="layout" svg:width="2.373cm" svg:height="0.962cm" svg:x="24.805cm" svg:y="14.282cm">
          <draw:text-box>
            <text:p>FROM</text:p>
          </draw:text-box>
        </draw:frame>
        <draw:frame draw:style-name="gr7" draw:text-style-name="P4" draw:layer="layout" svg:width="2.373cm" svg:height="0.962cm" svg:x="12.506cm" svg:y="6.682cm">
          <draw:text-box>
            <text:p>FROM</text:p>
          </draw:text-box>
        </draw:frame>
        <draw:connector draw:style-name="gr2" draw:text-style-name="P3" draw:layer="layout" svg:x1="5.953cm" svg:y1="5.841cm" svg:x2="10.647cm" svg:y2="11.075cm" draw:start-shape="id4" draw:start-glue-point="1" draw:end-shape="id3" svg:d="M5953 5841h2347v5234h2347" svg:viewBox="0 0 4695 5235">
          <text:p/>
        </draw:connector>
        <draw:connector draw:style-name="gr2" draw:text-style-name="P3" draw:layer="layout" svg:x1="12.425cm" svg:y1="11.647cm" svg:x2="15.349cm" svg:y2="13.575cm" draw:start-shape="id3" draw:start-glue-point="2" draw:end-shape="id11" draw:end-glue-point="3" svg:d="M12425 11647v1928h2924" svg:viewBox="0 0 2925 1929">
          <text:p/>
        </draw:connector>
        <draw:frame draw:style-name="gr7" draw:text-style-name="P4" draw:layer="layout" svg:width="2.373cm" svg:height="0.962cm" svg:x="1.876cm" svg:y="6.625cm">
          <draw:text-box>
            <text:p>FROM</text:p>
          </draw:text-box>
        </draw:frame>
        <draw:frame draw:style-name="gr7" draw:text-style-name="P4" draw:layer="layout" svg:width="2.373cm" svg:height="0.962cm" svg:x="12.507cm" svg:y="9.282cm">
          <draw:text-box>
            <text:p>FROM</text:p>
          </draw:text-box>
        </draw:frame>
        <draw:connector draw:style-name="gr2" draw:text-style-name="P3" draw:layer="layout" draw:type="line" svg:x1="21.6cm" svg:y1="13.575cm" svg:x2="18.905cm" svg:y2="13.575cm" draw:start-shape="id7" draw:start-glue-point="3" draw:end-shape="id11" svg:d="M21600 13575h-2695" svg:viewBox="0 0 2696 1">
          <text:p/>
        </draw:connector>
        <draw:frame draw:style-name="gr7" draw:text-style-name="P4" draw:layer="layout" svg:width="2.373cm" svg:height="0.962cm" svg:x="12.576cm" svg:y="15.025cm">
          <draw:text-box>
            <text:p>FROM</text:p>
          </draw:text-box>
        </draw:frame>
        <draw:frame draw:style-name="gr7" draw:text-style-name="P4" draw:layer="layout" svg:width="2.373cm" svg:height="0.962cm" svg:x="12.477cm" svg:y="12.625cm">
          <draw:text-box>
            <text:p>COPY</text:p>
          </draw:text-box>
        </draw:frame>
        <draw:frame draw:style-name="gr7" draw:text-style-name="P4" draw:layer="layout" svg:width="2.373cm" svg:height="0.962cm" svg:x="19.278cm" svg:y="12.625cm">
          <draw:text-box>
            <text:p>COP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7T12:55:15.161548856</meta:creation-date>
    <dc:date>2019-04-27T12:25:29.291232270</dc:date>
    <meta:editing-duration>PT4H32M17S</meta:editing-duration>
    <meta:editing-cycles>9</meta:editing-cycles>
    <meta:generator>LibreOffice/6.0.7.3$Linux_X86_64 LibreOffice_project/00m0$Build-3</meta:generator>
    <meta:document-statistic meta:object-count="38"/>
  </office:meta>
</office:document-meta>
</file>